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263cm" fo:margin-left="-0.132cm" table:align="left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5.221cm"/>
    </style:style>
    <style:style style:name="Tableau1.C" style:family="table-column">
      <style:table-column-properties style:column-width="0.402cm"/>
    </style:style>
    <style:style style:name="Tableau1.D" style:family="table-column">
      <style:table-column-properties style:column-width="5.89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1cm" fo:keep-together="always"/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801cm" fo:keep-together="always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2.111cm" fo:keep-together="always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2.858cm"/>
    </style:style>
    <style:style style:name="Tableau1.C5.2" style:family="table-column">
      <style:table-column-properties style:column-width="3.44cm"/>
    </style:style>
    <style:style style:name="Tableau1.C5.1" style:family="table-row">
      <style:table-row-properties style:min-row-height="1.055cm" fo:keep-together="always"/>
    </style:style>
    <style:style style:name="Tableau1.C5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1.155cm" fo:keep-together="always"/>
    </style:style>
    <style:style style:name="Tableau1.C5.1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10.88cm" fo:keep-together="always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12cm" style:rel-column-width="12781*"/>
    </style:style>
    <style:style style:name="Tableau2.B" style:family="table-column">
      <style:table-column-properties style:column-width="2.464cm" style:rel-column-width="10093*"/>
    </style:style>
    <style:style style:name="Tableau2.C" style:family="table-column">
      <style:table-column-properties style:column-width="2.178cm" style:rel-column-width="8923*"/>
    </style:style>
    <style:style style:name="Tableau2.D" style:family="table-column">
      <style:table-column-properties style:column-width="2.18cm" style:rel-column-width="8930*"/>
    </style:style>
    <style:style style:name="Tableau2.E" style:family="table-column">
      <style:table-column-properties style:column-width="1.875cm" style:rel-column-width="7680*"/>
    </style:style>
    <style:style style:name="Tableau2.F" style:family="table-column">
      <style:table-column-properties style:column-width="2.081cm" style:rel-column-width="8526*"/>
    </style:style>
    <style:style style:name="Tableau2.G" style:family="table-column">
      <style:table-column-properties style:column-width="2.101cm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6cm" fo:margin-left="0cm" table:align="left" style:writing-mode="lr-tb"/>
    </style:style>
    <style:style style:name="Tableau3.A" style:family="table-column">
      <style:table-column-properties style:column-width="0.931cm"/>
    </style:style>
    <style:style style:name="Tableau3.B" style:family="table-column">
      <style:table-column-properties style:column-width="9.163cm"/>
    </style:style>
    <style:style style:name="Tableau3.C" style:family="table-column">
      <style:table-column-properties style:column-width="3.083cm"/>
    </style:style>
    <style:style style:name="Tableau3.D" style:family="table-column">
      <style:table-column-properties style:column-width="2.822cm"/>
    </style:style>
    <style:style style:name="Tableau3.1" style:family="table-row">
      <style:table-row-properties style:min-row-height="0.956cm" fo:keep-together="always"/>
    </style:style>
    <style:style style:name="Tableau3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1.021cm"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2.593cm" fo:keep-together="always"/>
    </style:style>
    <style:style style:name="Tableau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2.646cm" fo:keep-together="always"/>
    </style:style>
    <style:style style:name="Tableau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2.514cm" fo:keep-together="always"/>
    </style:style>
    <style:style style:name="Tableau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2.916cm" fo:keep-together="always"/>
    </style:style>
    <style:style style:name="Tableau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6cm" fo:margin-left="0cm" table:align="left" style:writing-mode="lr-tb"/>
    </style:style>
    <style:style style:name="Tableau4.A" style:family="table-column">
      <style:table-column-properties style:column-width="0.931cm"/>
    </style:style>
    <style:style style:name="Tableau4.B" style:family="table-column">
      <style:table-column-properties style:column-width="9.163cm"/>
    </style:style>
    <style:style style:name="Tableau4.C" style:family="table-column">
      <style:table-column-properties style:column-width="3.083cm"/>
    </style:style>
    <style:style style:name="Tableau4.D" style:family="table-column">
      <style:table-column-properties style:column-width="2.822cm"/>
    </style:style>
    <style:style style:name="Tableau4.1" style:family="table-row">
      <style:table-row-properties style:min-row-height="0.956cm" fo:keep-together="always"/>
    </style:style>
    <style:style style:name="Tableau4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2" style:family="table-row">
      <style:table-row-properties style:min-row-height="1.021cm" fo:keep-together="always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2.699cm" fo:keep-together="always"/>
    </style:style>
    <style:style style:name="Tableau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2.672cm" fo:keep-together="always"/>
    </style:style>
    <style:style style:name="Tableau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2.487cm" fo:keep-together="always"/>
    </style:style>
    <style:style style:name="Tableau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2.434cm" fo:keep-together="always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1.984cm" fo:keep-together="always"/>
    </style:style>
    <style:style style:name="Tableau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P3" style:family="paragraph" style:parent-style-name="Pied_20_de_20_page_20__28_Premier_29_">
      <style:paragraph-properties fo:margin-top="0.22cm" fo:margin-bottom="0cm" style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fo:language="en" fo:country="GB"/>
    </style:style>
    <style:style style:name="P11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2" style:family="paragraph" style:parent-style-name="Heading_20_1">
      <style:paragraph-properties style:snap-to-layout-grid="false"/>
      <style:text-properties fo:font-size="12pt" style:font-size-asian="12pt"/>
    </style:style>
    <style:style style:name="P13" style:family="paragraph" style:parent-style-name="Heading_20_2">
      <style:paragraph-properties style:snap-to-layout-grid="false"/>
    </style:style>
    <style:style style:name="P14" style:family="paragraph" style:parent-style-name="Heading_20_3">
      <style:paragraph-properties style:snap-to-layout-grid="false"/>
    </style:style>
    <style:style style:name="P15" style:family="paragraph" style:parent-style-name="Subtitle">
      <style:text-properties fo:font-size="20pt" style:font-size-asian="20pt" style:font-size-complex="20pt"/>
    </style:style>
    <style:style style:name="P16" style:family="paragraph" style:parent-style-name="Title">
      <style:paragraph-properties fo:break-before="page"/>
    </style:style>
    <style:style style:name="P17" style:family="paragraph" style:parent-style-name="Standard" style:master-page-name="Conversion_20_1">
      <style:paragraph-properties fo:text-align="center" style:justify-single-word="false" style:page-number="auto"/>
    </style:style>
    <style:style style:name="P18" style:family="paragraph" style:parent-style-name="Standard">
      <style:text-properties officeooo:rsid="001c4603" officeooo:paragraph-rsid="001c4603"/>
    </style:style>
    <style:style style:name="P19" style:family="paragraph" style:parent-style-name="Standard">
      <style:paragraph-properties style:snap-to-layout-grid="false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fo:font-weight="bold" officeooo:rsid="001e80b3" officeooo:paragraph-rsid="001e80b3" style:font-weight-asian="bold" style:font-weight-complex="bold"/>
    </style:style>
    <style:style style:name="P22" style:family="paragraph" style:parent-style-name="Standard">
      <style:text-properties fo:font-weight="bold" officeooo:rsid="001e80b3" officeooo:paragraph-rsid="002b0885" style:font-weight-asian="bold" style:font-weight-complex="bold"/>
    </style:style>
    <style:style style:name="P23" style:family="paragraph" style:parent-style-name="Standard">
      <style:text-properties fo:font-weight="bold" officeooo:rsid="001e80b3" officeooo:paragraph-rsid="003920cf" style:font-weight-asian="bold" style:font-weight-complex="bold"/>
    </style:style>
    <style:style style:name="P24" style:family="paragraph" style:parent-style-name="Standard">
      <style:text-properties fo:font-weight="bold" officeooo:paragraph-rsid="002b0885" style:font-weight-asian="bold" style:font-weight-complex="bold"/>
    </style:style>
    <style:style style:name="P25" style:family="paragraph" style:parent-style-name="Standard">
      <style:text-properties fo:font-weight="bold" officeooo:paragraph-rsid="003920cf" style:font-weight-asian="bold" style:font-weight-complex="bold"/>
    </style:style>
    <style:style style:name="P26" style:family="paragraph" style:parent-style-name="Standard">
      <style:text-properties fo:font-weight="bold" officeooo:paragraph-rsid="003aa67f" style:font-weight-asian="bold" style:font-weight-complex="bold"/>
    </style:style>
    <style:style style:name="P27" style:family="paragraph" style:parent-style-name="Standard">
      <style:text-properties fo:font-weight="normal" officeooo:rsid="001e80b3" officeooo:paragraph-rsid="001e80b3" style:font-weight-asian="normal" style:font-weight-complex="normal"/>
    </style:style>
    <style:style style:name="P28" style:family="paragraph" style:parent-style-name="Standard">
      <style:text-properties fo:font-weight="normal" officeooo:rsid="001e80b3" officeooo:paragraph-rsid="00274c5b" style:font-weight-asian="normal" style:font-weight-complex="normal"/>
    </style:style>
    <style:style style:name="P29" style:family="paragraph" style:parent-style-name="Standard">
      <style:text-properties fo:font-weight="normal" officeooo:rsid="001e80b3" officeooo:paragraph-rsid="002b0885" style:font-weight-asian="normal" style:font-weight-complex="normal"/>
    </style:style>
    <style:style style:name="P30" style:family="paragraph" style:parent-style-name="Standard">
      <style:text-properties fo:font-weight="normal" officeooo:rsid="001e80b3" officeooo:paragraph-rsid="002e7d4b" style:font-weight-asian="normal" style:font-weight-complex="normal"/>
    </style:style>
    <style:style style:name="P31" style:family="paragraph" style:parent-style-name="Standard">
      <style:text-properties fo:font-weight="normal" officeooo:rsid="001e80b3" officeooo:paragraph-rsid="003920cf" style:font-weight-asian="normal" style:font-weight-complex="normal"/>
    </style:style>
    <style:style style:name="P32" style:family="paragraph" style:parent-style-name="Standard">
      <style:text-properties fo:font-weight="normal" officeooo:rsid="001e80b3" officeooo:paragraph-rsid="003c38df" style:font-weight-asian="normal" style:font-weight-complex="normal"/>
    </style:style>
    <style:style style:name="P33" style:family="paragraph" style:parent-style-name="Standard">
      <style:text-properties fo:font-weight="normal" officeooo:rsid="001e952c" officeooo:paragraph-rsid="001e952c" style:font-weight-asian="normal" style:font-weight-complex="normal"/>
    </style:style>
    <style:style style:name="P34" style:family="paragraph" style:parent-style-name="Standard">
      <style:text-properties fo:font-weight="normal" officeooo:rsid="001e952c" officeooo:paragraph-rsid="002b0885" style:font-weight-asian="normal" style:font-weight-complex="normal"/>
    </style:style>
    <style:style style:name="P35" style:family="paragraph" style:parent-style-name="Standard">
      <style:text-properties fo:font-weight="normal" officeooo:rsid="001e952c" officeooo:paragraph-rsid="002e078d" style:font-weight-asian="normal" style:font-weight-complex="normal"/>
    </style:style>
    <style:style style:name="P36" style:family="paragraph" style:parent-style-name="Standard">
      <style:text-properties fo:font-weight="normal" officeooo:rsid="001e952c" officeooo:paragraph-rsid="002e7d4b" style:font-weight-asian="normal" style:font-weight-complex="normal"/>
    </style:style>
    <style:style style:name="P37" style:family="paragraph" style:parent-style-name="Standard">
      <style:text-properties fo:font-weight="normal" officeooo:rsid="001e952c" officeooo:paragraph-rsid="003920cf" style:font-weight-asian="normal" style:font-weight-complex="normal"/>
    </style:style>
    <style:style style:name="P38" style:family="paragraph" style:parent-style-name="Standard">
      <style:text-properties fo:font-weight="normal" officeooo:rsid="001e952c" officeooo:paragraph-rsid="003c38df" style:font-weight-asian="normal" style:font-weight-complex="normal"/>
    </style:style>
    <style:style style:name="P39" style:family="paragraph" style:parent-style-name="Standard">
      <style:text-properties fo:font-weight="normal" officeooo:rsid="0023fa39" officeooo:paragraph-rsid="0023fa39" style:font-weight-asian="normal" style:font-weight-complex="normal"/>
    </style:style>
    <style:style style:name="P40" style:family="paragraph" style:parent-style-name="Standard">
      <style:text-properties fo:font-weight="normal" officeooo:paragraph-rsid="00259705" style:font-weight-asian="normal" style:font-weight-complex="normal"/>
    </style:style>
    <style:style style:name="P41" style:family="paragraph" style:parent-style-name="Standard">
      <style:text-properties fo:font-weight="normal" officeooo:paragraph-rsid="002b0885" style:font-weight-asian="normal" style:font-weight-complex="normal"/>
    </style:style>
    <style:style style:name="P42" style:family="paragraph" style:parent-style-name="Standard">
      <style:text-properties fo:font-weight="normal" officeooo:rsid="002e7d4b" officeooo:paragraph-rsid="002e7d4b" style:font-weight-asian="normal" style:font-weight-complex="normal"/>
    </style:style>
    <style:style style:name="P43" style:family="paragraph" style:parent-style-name="Standard">
      <style:text-properties fo:font-weight="normal" officeooo:rsid="002e7d4b" officeooo:paragraph-rsid="003c38df" style:font-weight-asian="normal" style:font-weight-complex="normal"/>
    </style:style>
    <style:style style:name="P44" style:family="paragraph" style:parent-style-name="Standard">
      <style:text-properties fo:font-weight="normal" officeooo:rsid="00336224" officeooo:paragraph-rsid="00336224" style:font-weight-asian="normal" style:font-weight-complex="normal"/>
    </style:style>
    <style:style style:name="P45" style:family="paragraph" style:parent-style-name="Standard">
      <style:text-properties fo:font-weight="normal" officeooo:rsid="00336224" officeooo:paragraph-rsid="00429f3c" style:font-weight-asian="normal" style:font-weight-complex="normal"/>
    </style:style>
    <style:style style:name="P46" style:family="paragraph" style:parent-style-name="Standard">
      <style:text-properties fo:font-weight="normal" officeooo:paragraph-rsid="003404e0" style:font-weight-asian="normal" style:font-weight-complex="normal"/>
    </style:style>
    <style:style style:name="P47" style:family="paragraph" style:parent-style-name="Standard">
      <style:text-properties fo:font-weight="normal" officeooo:paragraph-rsid="00429f3c" style:font-weight-asian="normal" style:font-weight-complex="normal"/>
    </style:style>
    <style:style style:name="P48" style:family="paragraph" style:parent-style-name="Standard">
      <style:text-properties fo:font-weight="normal" officeooo:rsid="00429f3c" officeooo:paragraph-rsid="00429f3c" style:font-weight-asian="normal" style:font-weight-complex="normal"/>
    </style:style>
    <style:style style:name="P49" style:family="paragraph" style:parent-style-name="Standard">
      <style:text-properties fo:font-weight="normal" officeooo:paragraph-rsid="004660e2" style:font-weight-asian="normal" style:font-weight-complex="normal"/>
    </style:style>
    <style:style style:name="P50" style:family="paragraph" style:parent-style-name="Standard" style:list-style-name="L2">
      <style:text-properties officeooo:paragraph-rsid="001e80b3"/>
    </style:style>
    <style:style style:name="P51" style:family="paragraph" style:parent-style-name="Standard" style:list-style-name="L2">
      <style:text-properties officeooo:paragraph-rsid="0021b923"/>
    </style:style>
    <style:style style:name="P52" style:family="paragraph" style:parent-style-name="Standard" style:list-style-name="L2">
      <style:text-properties officeooo:paragraph-rsid="002b0885"/>
    </style:style>
    <style:style style:name="P53" style:family="paragraph" style:parent-style-name="Standard" style:list-style-name="L2">
      <style:text-properties officeooo:paragraph-rsid="00319547"/>
    </style:style>
    <style:style style:name="P54" style:family="paragraph" style:parent-style-name="Standard" style:list-style-name="L2">
      <style:text-properties officeooo:paragraph-rsid="003aa67f"/>
    </style:style>
    <style:style style:name="P55" style:family="paragraph" style:parent-style-name="Standard" style:list-style-name="L2">
      <style:text-properties officeooo:paragraph-rsid="003efe5d"/>
    </style:style>
    <style:style style:name="P56" style:family="paragraph" style:parent-style-name="Standard" style:list-style-name="L2">
      <style:text-properties officeooo:rsid="001e80b3" officeooo:paragraph-rsid="001e80b3"/>
    </style:style>
    <style:style style:name="P57" style:family="paragraph" style:parent-style-name="Standard" style:list-style-name="L2">
      <style:text-properties officeooo:rsid="001e80b3" officeooo:paragraph-rsid="002b0885"/>
    </style:style>
    <style:style style:name="P58" style:family="paragraph" style:parent-style-name="Standard" style:list-style-name="L2">
      <style:text-properties officeooo:rsid="001fe53f" officeooo:paragraph-rsid="001fe53f"/>
    </style:style>
    <style:style style:name="P59" style:family="paragraph" style:parent-style-name="Standard" style:list-style-name="L2">
      <style:text-properties officeooo:rsid="001fe53f" officeooo:paragraph-rsid="002b0885"/>
    </style:style>
    <style:style style:name="P60" style:family="paragraph" style:parent-style-name="Standard" style:list-style-name="L2">
      <style:text-properties officeooo:rsid="001fe53f" officeooo:paragraph-rsid="003aa67f"/>
    </style:style>
    <style:style style:name="P61" style:family="paragraph" style:parent-style-name="Standard" style:list-style-name="L2">
      <style:text-properties officeooo:rsid="0021b923" officeooo:paragraph-rsid="0021b923"/>
    </style:style>
    <style:style style:name="P62" style:family="paragraph" style:parent-style-name="Standard" style:list-style-name="L2">
      <style:text-properties officeooo:rsid="0021b923" officeooo:paragraph-rsid="002b0885"/>
    </style:style>
    <style:style style:name="P63" style:family="paragraph" style:parent-style-name="Standard" style:list-style-name="L2">
      <style:text-properties officeooo:rsid="0021b923" officeooo:paragraph-rsid="003d2b49"/>
    </style:style>
    <style:style style:name="P64" style:family="paragraph" style:parent-style-name="Standard" style:list-style-name="L2">
      <style:text-properties officeooo:rsid="0021b923" officeooo:paragraph-rsid="003efe5d"/>
    </style:style>
    <style:style style:name="P65" style:family="paragraph" style:parent-style-name="Standard" style:list-style-name="L2">
      <style:text-properties officeooo:rsid="0022ecb0" officeooo:paragraph-rsid="0022ecb0"/>
    </style:style>
    <style:style style:name="P66" style:family="paragraph" style:parent-style-name="Standard" style:list-style-name="L2">
      <style:text-properties officeooo:rsid="0022ecb0" officeooo:paragraph-rsid="002b0885"/>
    </style:style>
    <style:style style:name="P67" style:family="paragraph" style:parent-style-name="Standard" style:list-style-name="L2">
      <style:text-properties officeooo:rsid="0022ecb0" officeooo:paragraph-rsid="003d2b49"/>
    </style:style>
    <style:style style:name="P68" style:family="paragraph" style:parent-style-name="Standard" style:list-style-name="L2">
      <style:text-properties officeooo:rsid="0022ecb0" officeooo:paragraph-rsid="003efe5d"/>
    </style:style>
    <style:style style:name="P69" style:family="paragraph" style:parent-style-name="Standard">
      <style:paragraph-properties style:text-autospace="none"/>
      <style:text-properties fo:font-size="10pt" officeooo:paragraph-rsid="002b0885" style:font-size-asian="10pt" style:font-size-complex="10pt"/>
    </style:style>
    <style:style style:name="P70" style:family="paragraph" style:parent-style-name="Standard" style:list-style-name="L2">
      <style:text-properties officeooo:rsid="0034ea38" officeooo:paragraph-rsid="0034ea38"/>
    </style:style>
    <style:style style:name="P71" style:family="paragraph" style:parent-style-name="Standard" style:list-style-name="L2">
      <style:text-properties officeooo:rsid="0034ea38" officeooo:paragraph-rsid="003aa67f"/>
    </style:style>
    <style:style style:name="P72" style:family="paragraph" style:parent-style-name="Heading_20_5">
      <style:text-properties officeooo:paragraph-rsid="002b0885"/>
    </style:style>
    <style:style style:name="P73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74" style:family="paragraph" style:parent-style-name="Title" style:master-page-name="Conversion_20_2">
      <style:paragraph-properties style:page-number="auto"/>
    </style:style>
    <style:style style:name="P75" style:family="paragraph" style:parent-style-name="Title" style:master-page-name="Conversion_20_3">
      <style:paragraph-properties style:page-number="auto"/>
    </style:style>
    <style:style style:name="P76" style:family="paragraph" style:parent-style-name="Title" style:master-page-name="Conversion_20_4">
      <style:paragraph-properties style:page-number="auto"/>
    </style:style>
    <style:style style:name="P77" style:family="paragraph" style:parent-style-name="Title" style:master-page-name="Conversion_20_5">
      <style:paragraph-properties style:page-number="auto"/>
    </style:style>
    <style:style style:name="P78" style:family="paragraph" style:parent-style-name="Title" style:master-page-name="Conversion_20_6">
      <style:paragraph-properties style:page-number="auto"/>
    </style:style>
    <style:style style:name="P79" style:family="paragraph" style:parent-style-name="Title" style:master-page-name="Conversion_20_7">
      <style:paragraph-properties style:page-number="auto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80b3" style:font-weight-asian="normal" style:font-weight-complex="normal"/>
    </style:style>
    <style:style style:name="T4" style:family="text">
      <style:text-properties fo:font-weight="normal" officeooo:rsid="0021b923" style:font-weight-asian="normal" style:font-weight-complex="normal"/>
    </style:style>
    <style:style style:name="T5" style:family="text">
      <style:text-properties fo:font-weight="normal" officeooo:rsid="00296c2d" style:font-weight-asian="normal" style:font-weight-complex="normal"/>
    </style:style>
    <style:style style:name="T6" style:family="text">
      <style:text-properties fo:font-weight="normal" officeooo:rsid="002fe984" style:font-weight-asian="normal" style:font-weight-complex="normal"/>
    </style:style>
    <style:style style:name="T7" style:family="text">
      <style:text-properties fo:font-weight="normal" officeooo:rsid="00319547" style:font-weight-asian="normal" style:font-weight-complex="normal"/>
    </style:style>
    <style:style style:name="T8" style:family="text">
      <style:text-properties fo:font-weight="normal" officeooo:rsid="00332ec4" style:font-weight-asian="normal" style:font-weight-complex="normal"/>
    </style:style>
    <style:style style:name="T9" style:family="text">
      <style:text-properties fo:font-weight="normal" officeooo:rsid="003786a2" style:font-weight-asian="normal" style:font-weight-complex="normal"/>
    </style:style>
    <style:style style:name="T10" style:family="text">
      <style:text-properties fo:font-weight="normal" officeooo:rsid="003920cf" style:font-weight-asian="normal" style:font-weight-complex="normal"/>
    </style:style>
    <style:style style:name="T11" style:family="text">
      <style:text-properties fo:font-weight="normal" officeooo:rsid="003d2b49" style:font-weight-asian="normal" style:font-weight-complex="normal"/>
    </style:style>
    <style:style style:name="T12" style:family="text">
      <style:text-properties fo:font-weight="normal" officeooo:rsid="003efe5d" style:font-weight-asian="normal" style:font-weight-complex="normal"/>
    </style:style>
    <style:style style:name="T13" style:family="text">
      <style:text-properties fo:font-weight="normal" officeooo:rsid="00412281" style:font-weight-asian="normal" style:font-weight-complex="normal"/>
    </style:style>
    <style:style style:name="T14" style:family="text">
      <style:text-properties fo:font-weight="normal" officeooo:rsid="0047934a" style:font-weight-asian="normal" style:font-weight-complex="normal"/>
    </style:style>
    <style:style style:name="T15" style:family="text">
      <style:text-properties fo:font-weight="normal" officeooo:rsid="00483d72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en" fo:country="GB"/>
    </style:style>
    <style:style style:name="T18" style:family="text">
      <style:text-properties style:text-position="super 58%" style:font-name="Times" fo:language="en" fo:country="GB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1c4603"/>
    </style:style>
    <style:style style:name="T21" style:family="text">
      <style:text-properties officeooo:rsid="001e80b3"/>
    </style:style>
    <style:style style:name="T22" style:family="text">
      <style:text-properties officeooo:rsid="001f5e75"/>
    </style:style>
    <style:style style:name="T23" style:family="text">
      <style:text-properties officeooo:rsid="0023fa39"/>
    </style:style>
    <style:style style:name="T24" style:family="text">
      <style:text-properties officeooo:rsid="00259705"/>
    </style:style>
    <style:style style:name="T25" style:family="text">
      <style:text-properties style:font-name="DejaVu Sans Mono" fo:font-size="9pt" style:font-size-asian="9pt" style:font-size-complex="9pt"/>
    </style:style>
    <style:style style:name="T26" style:family="text">
      <style:text-properties style:font-name="DejaVu Sans Mono" fo:font-size="9pt" officeooo:rsid="001f5e75" style:font-size-asian="9pt" style:font-size-complex="9pt"/>
    </style:style>
    <style:style style:name="T27" style:family="text">
      <style:text-properties style:font-name="DejaVu Sans Mono" fo:font-size="9pt" officeooo:rsid="002cd033" style:font-size-asian="9pt" style:font-size-complex="9pt"/>
    </style:style>
    <style:style style:name="T28" style:family="text">
      <style:text-properties style:font-name="DejaVu Sans Mono" fo:font-size="9pt" officeooo:rsid="002e078d" style:font-size-asian="9pt" style:font-size-complex="9pt"/>
    </style:style>
    <style:style style:name="T29" style:family="text">
      <style:text-properties style:font-name="DejaVu Sans Mono" fo:font-size="9pt" officeooo:rsid="002e7d4b" style:font-size-asian="9pt" style:font-size-complex="9pt"/>
    </style:style>
    <style:style style:name="T30" style:family="text">
      <style:text-properties style:font-name="DejaVu Sans Mono" fo:font-size="9pt" officeooo:rsid="003404e0" style:font-size-asian="9pt" style:font-size-complex="9pt"/>
    </style:style>
    <style:style style:name="T31" style:family="text">
      <style:text-properties style:font-name="DejaVu Sans Mono" fo:font-size="9pt" officeooo:rsid="0034d311" style:font-size-asian="9pt" style:font-size-complex="9pt"/>
    </style:style>
    <style:style style:name="T32" style:family="text">
      <style:text-properties style:font-name="DejaVu Sans Mono" fo:font-size="9pt" officeooo:rsid="003c38df" style:font-size-asian="9pt" style:font-size-complex="9pt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2cd033" style:font-style-asian="italic" style:font-style-complex="italic"/>
    </style:style>
    <style:style style:name="T35" style:family="text">
      <style:text-properties style:use-window-font-color="true" style:font-name="DejaVu Sans Mono" fo:font-size="9pt" fo:language="fr" fo:country="FR" fo:font-weight="normal" officeooo:rsid="001f5e75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36" style:family="text">
      <style:text-properties style:use-window-font-color="true" style:font-name="DejaVu Sans Mono" fo:font-size="9pt" fo:language="fr" fo:country="FR" fo:font-weight="normal" officeooo:rsid="003efe5d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37" style:family="text">
      <style:text-properties style:use-window-font-color="true" style:font-name="DejaVu Sans Mono" fo:font-size="9pt" fo:language="fr" fo:country="FR" officeooo:rsid="001f5e75" style:font-name-asian="Times New Roman" style:font-size-asian="9pt" style:font-name-complex="Times New Roman" style:font-size-complex="9pt" style:language-complex="ar" style:country-complex="SA"/>
    </style:style>
    <style:style style:name="T38" style:family="text">
      <style:text-properties style:use-window-font-color="true" style:font-name="DejaVu Sans Mono" fo:font-size="9pt" fo:language="fr" fo:country="FR" officeooo:rsid="002e078d" style:font-name-asian="Times New Roman" style:font-size-asian="9pt" style:font-name-complex="Times New Roman" style:font-size-complex="9pt" style:language-complex="ar" style:country-complex="SA"/>
    </style:style>
    <style:style style:name="T39" style:family="text">
      <style:text-properties style:use-window-font-color="true" style:font-name="DejaVu Sans Mono" fo:font-size="9pt" fo:language="fr" fo:country="FR" officeooo:rsid="003c38df" style:font-name-asian="Times New Roman" style:font-size-asian="9pt" style:font-name-complex="Times New Roman" style:font-size-complex="9pt" style:language-complex="ar" style:country-complex="SA"/>
    </style:style>
    <style:style style:name="T40" style:family="text">
      <style:text-properties style:use-window-font-color="true" style:font-name="Arial1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41" style:family="text">
      <style:text-properties officeooo:rsid="002b0885"/>
    </style:style>
    <style:style style:name="T42" style:family="text">
      <style:text-properties officeooo:rsid="002cd033"/>
    </style:style>
    <style:style style:name="T43" style:family="text">
      <style:text-properties officeooo:rsid="002e078d"/>
    </style:style>
    <style:style style:name="T44" style:family="text">
      <style:text-properties officeooo:rsid="002e7d4b"/>
    </style:style>
    <style:style style:name="T45" style:family="text">
      <style:text-properties officeooo:rsid="00336224"/>
    </style:style>
    <style:style style:name="T46" style:family="text">
      <style:text-properties officeooo:rsid="00337f8b"/>
    </style:style>
    <style:style style:name="T47" style:family="text">
      <style:text-properties officeooo:rsid="0034d311"/>
    </style:style>
    <style:style style:name="T48" style:family="text">
      <style:text-properties officeooo:rsid="003aa67f"/>
    </style:style>
    <style:style style:name="T49" style:family="text">
      <style:text-properties officeooo:rsid="003c38df"/>
    </style:style>
    <style:style style:name="T50" style:family="text">
      <style:text-properties officeooo:rsid="00429f3c"/>
    </style:style>
    <style:style style:name="fr1" style:family="graphic" style:parent-style-name="Frame">
      <style:graphic-properties fo:margin-left="0cm" fo:margin-right="0cm" style:wrap="none" style:vertical-pos="top" style:vertical-rel="baseline" style:horizontal-pos="center" style:horizontal-rel="paragraph-content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INF112 - Dossier de validation prévisionnel</text:p>
      <text:p text:style-name="P15"/>
      <text:p text:style-name="Heading_20_2"><text:span text:style-name="T19">Avertissement</text:span> :</text:p>
      <text:p text:style-name="Text_20_body"><text:s/>Cette fiche est similaire à celle qui sera utilisée lors de la recette finale de façon à ce que vous puissiez vous préparer aussi complètement que possible à cette opération. Pour le moment (BE2), vous ne renseignerez ici que la description des scénarios de tests.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12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6">Nom du logiciel :</text:p>
            <text:p text:style-name="P18">ToutAvis</text:p>
          </table:table-cell>
          <table:covered-table-cell/>
          <table:covered-table-cell/>
          <table:table-cell table:style-name="Tableau1.D3" office:value-type="string">
            <text:p text:style-name="P6">Nom des Auteurs :</text:p>
            <text:p text:style-name="P18">Yann Feunteun, Maxime Mouchet</text:p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6">Taille (nb de pages ou de lignes) :</text:p>
          </table:table-cell>
          <table:table-cell table:style-name="Tableau1.B3" table:number-columns-spanned="2" office:value-type="string">
            <text:p text:style-name="P6"/>
          </table:table-cell>
          <table:covered-table-cell/>
          <table:table-cell table:style-name="Tableau1.D3" office:value-type="string">
            <text:p text:style-name="P6">Date de dernière mise à jour :<text:span text:style-name="T20">17/04/2015</text:span>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13">Identification des <text:s/>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6">Nom des <text:s/>valideurs :</text:p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5">Date de validation</text:p>
                </table:table-cell>
                <table:table-cell table:style-name="Tableau1.C5.2.2" office:value-type="string">
                  <text:p text:style-name="P5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5"/>
                </table:table-cell>
                <table:table-cell table:style-name="Tableau1.C5.2.2" office:value-type="string">
                  <text:p text:style-name="P5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6"><text:span text:style-name="T16">Fonctionnalités à tester</text:span> :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Standard"/>
            <text:p text:style-name="Standard"/>
            <text:p text:style-name="Standard"/>
            <text:p text:style-name="Standard"><text:span text:style-name="T16">Critère (s) de validation</text:span><text:span text:style-name="T16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7">Bilan général de validation :</text:p>
            <text:p text:style-name="Standard"/>
            <text:p text:style-name="Standard"><draw:frame draw:style-name="fr1" draw:name="Cadre1" text:anchor-type="as-char" svg:width="15.998cm" draw:z-index="0"><draw:text-box fo:min-height="0.041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6">Nb tests prévus</text:p></table:table-cell><table:table-cell table:style-name="Tableau2.A1" office:value-type="string"><text:p text:style-name="P6">Tests passés</text:p></table:table-cell><table:table-cell table:style-name="Tableau2.A1" office:value-type="string"><text:p text:style-name="P6"><text:span text:style-name="T17">Tests OK</text:span><text:span text:style-name="T18">2</text:span></text:p></table:table-cell><table:table-cell table:style-name="Tableau2.A1" office:value-type="string"><text:p text:style-name="P10">Tests NOK</text:p></table:table-cell><table:table-cell table:style-name="Tableau2.A1" office:value-type="string"><text:p text:style-name="P6">Tests NS</text:p></table:table-cell><table:table-cell table:style-name="Tableau2.A1" office:value-type="string"><text:p text:style-name="P6">Anomalies</text:p><text:p text:style-name="Standard">majeures </text:p></table:table-cell><table:table-cell table:style-name="Tableau2.G1" office:value-type="string"><text:p text:style-name="P6">Anomalies </text:p><text:p text:style-name="Standard">mineures</text:p></table:table-cell></table:table-row><table:table-row table:style-name="Tableau2.1"><table:table-cell table:style-name="Tableau2.A2" office:value-type="string"><text:p text:style-name="P6"/><text:p text:style-name="Standard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G2" office:value-type="string"><text:p text:style-name="P6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1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14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8">No</text:p>
          </table:table-cell>
          <table:table-cell table:style-name="Tableau3.B2" office:value-type="string">
            <text:p text:style-name="P8">Identification du test</text:p>
          </table:table-cell>
          <table:table-cell table:style-name="Tableau3.C2" office:value-type="string">
            <text:p text:style-name="P5"><text:span text:style-name="T16">Résultat</text:span><text:span text:style-name="T16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9"/>
            <text:p text:style-name="Standard"><text:span text:style-name="T16">Gravité de l’anomalie </text:span><text:span text:style-name="T16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5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6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</table:table>
      <text:p text:style-name="P4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14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8">No</text:p>
          </table:table-cell>
          <table:table-cell table:style-name="Tableau4.B2" office:value-type="string">
            <text:p text:style-name="P8">Identification du test</text:p>
          </table:table-cell>
          <table:table-cell table:style-name="Tableau4.C2" office:value-type="string">
            <text:p text:style-name="P5"><text:span text:style-name="T16">Résultat</text:span><text:span text:style-name="T16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9"/>
            <text:p text:style-name="Standard"><text:span text:style-name="T16">Gravité de l’anomalie </text:span><text:span text:style-name="T16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5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7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8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</table:table>
      <text:p text:style-name="P4"/>
      <text:p text:style-name="P4"/>
      <text:p text:style-name="Title"/>
      <text:p text:style-name="P16">Fiche de test N°<text:span text:style-name="T21">3</text:span> <text:s text:c="2"/></text:p>
      <text:p text:style-name="Title"/>
      <text:p text:style-name="P7">Objectif du test :</text:p>
      <text:p text:style-name="P27">Tester la méthode <text:span text:style-name="T25">addItemBook</text:span> dans le cas nominal.</text:p>
      <text:p text:style-name="P21"/>
      <text:p text:style-name="P28"><text:span text:style-name="T33">But principal :</text:span> vérification de l'ajout du livre après utilisation de <text:span text:style-name="T25">addItemBook</text:span> avec des paramètres d'entrées corrects.</text:p>
      <text:p text:style-name="P28"/>
      <text:p text:style-name="P33"><text:span text:style-name="T33">But secondaire :</text:span> <text:span text:style-name="T22">Vérification de la levée de l'exception </text:span><text:span text:style-name="T26">ItemBookAlreadyExists</text:span><text:span text:style-name="T22"> par la méthode </text:span><text:span text:style-name="T37">addItemBook</text:span><text:span text:style-name="T22"> par tous les cas prévus dans l'API.</text:span></text:p>
      <text:p text:style-name="P33"/>
      <text:p text:style-name="P7"/>
      <text:p text:style-name="P7"/>
      <text:p text:style-name="P7">Description (scénario) :</text:p>
      <text:list xml:id="list1254938803931187456" text:style-name="L2">
        <text:list-item>
          <text:p text:style-name="P50"><text:span text:style-name="T3">Instanciation d'un </text:span><text:span text:style-name="T35">SocialNetwork</text:span><text:span text:style-name="T3">.</text:span></text:p>
        </text:list-item>
        <text:list-item>
          <text:p text:style-name="P58"><text:span text:style-name="T3">U</text:span><text:span text:style-name="T2">tilisation de </text:span><text:span text:style-name="T35">addMember</text:span><text:span text:style-name="T2"> testé</text:span><text:span text:style-name="T5">e</text:span><text:span text:style-name="T2"> </text:span><text:span text:style-name="T4">précédemment</text:span><text:span text:style-name="T2"> pour l'ajout d'un membre avec des paramètres d'entrée</text:span><text:span text:style-name="T4">s</text:span><text:span text:style-name="T2"> corrects.</text:span></text:p>
        </text:list-item>
        <text:list-item>
          <text:p text:style-name="P56"><text:span text:style-name="T2">Utilisation de </text:span><text:span text:style-name="T35">addItemBook</text:span><text:span text:style-name="T2"> pour l'ajout d'un livre avec paramètres d'entrée</text:span><text:span text:style-name="T5">s</text:span><text:span text:style-name="T2"> corrects.</text:span></text:p>
        </text:list-item>
        <text:list-item>
          <text:p text:style-name="P61"><text:span text:style-name="T2">Utilisation de </text:span><text:span text:style-name="T35">addItemBook</text:span><text:span text:style-name="T2"> pour l'ajout d'un livre identique au précédent.</text:span></text:p>
        </text:list-item>
        <text:list-item>
          <text:p text:style-name="P65"><text:span text:style-name="T2">Utlisation de </text:span><text:span text:style-name="T35">addItemBook</text:span><text:span text:style-name="T2"> pour l'ajout d'un livre identique au précédent, mais avec une casse différente pour le titre </text:span><text:span text:style-name="T14">et l'auteur</text:span><text:span text:style-name="T2">.</text:span></text:p>
        </text:list-item>
        <text:list-item>
          <text:p text:style-name="P65"><text:span text:style-name="T2">Utilisation de </text:span><text:span text:style-name="T35">addItemBook</text:span><text:span text:style-name="T2"> pour l'ajout d'un livre identique au précédent, mais avec des espaces avant et après le titre </text:span><text:span text:style-name="T15">et l'auteur</text:span><text:span text:style-name="T2">.</text:span></text:p>
        </text:list-item>
        <text:list-item>
          <text:p text:style-name="P51"><text:span text:style-name="T4">Utilisation de </text:span><text:span text:style-name="T35">addItemBook</text:span><text:span text:style-name="T4"> pour l'ajout d'un livre avec l'auteur identique au précédent, mais avec un titre différent.</text:span></text:p>
        </text:list-item>
      </text:list>
      <text:p text:style-name="P7"/>
      <text:p text:style-name="P7"/>
      <text:p text:style-name="P7">Résultats attendus :</text:p>
      <text:p text:style-name="P39">L'ajout de livres avec des paramètres corrects <text:span text:style-name="T24">(cas 3, 7)</text:span> ne doit pas lever d'exception, le nombre de livres après ces ajouts doit avoir augmenté en conséquence.</text:p>
      <text:p text:style-name="P39"/>
      <text:p text:style-name="P40"><text:span text:style-name="T24">L'ajout de livres déjà existants (cas 4, 5, 6) doit lever l'exception </text:span><text:span text:style-name="T37">ItemBookAlreadyExists</text:span><text:span text:style-name="T24">. Le nombre de livres après ces ajouts ne doit pas avoir augmenté.</text:span></text:p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Heading_20_5">Conclusion :</text:p>
      <text:p text:style-name="P74">Fiche de test N°<text:span text:style-name="T41">4</text:span> <text:s text:c="3"/></text:p>
      <text:p text:style-name="Title"/>
      <text:p text:style-name="P24">Objectif du test :</text:p>
      <text:p text:style-name="P29">Tester la méthode <text:span text:style-name="T25">addItemBook</text:span> <text:span text:style-name="T41">sur les cas d'anomalie</text:span>.</text:p>
      <text:p text:style-name="P22"/>
      <text:p text:style-name="P30"><text:span text:style-name="T33">But principal :</text:span> vérification de l<text:span text:style-name="T42">a levée des exceptions </text:span><text:span text:style-name="T27">BadEntry</text:span><text:span text:style-name="T42"> et </text:span><text:span text:style-name="T29">NotMember</text:span><text:span text:style-name="T42"> </text:span>après utilisation de <text:span text:style-name="T25">addItemBook</text:span> avec des paramètres d'entrées <text:span text:style-name="T42">in</text:span>corrects.</text:p>
      <text:p text:style-name="P29"/>
      <text:p text:style-name="P36"><text:span text:style-name="T34">Rappel</text:span><text:span text:style-name="T33"> :</text:span></text:p>
      <text:p text:style-name="P36"><text:span text:style-name="T43">Les 4 cas de levée de l'exception </text:span><text:span text:style-name="T27">BadEntry</text:span><text:span text:style-name="T43"> par la méthode </text:span><text:span text:style-name="T28">addItemBook</text:span><text:span text:style-name="T43"> prévus dans l'API sont :</text:span></text:p>
      <text:p text:style-name="P35">- <text:span text:style-name="T43">si le titre n'est pas instancié ou a moins de 1 caractères, autre que des espaces.</text:span></text:p>
      <text:p text:style-name="P35">- <text:span text:style-name="T43">si le genre n'est pas instancié.</text:span></text:p>
      <text:p text:style-name="P35">- <text:span text:style-name="T43">si l'auteur n'est pas instancié.</text:span></text:p>
      <text:p text:style-name="P35">- <text:span text:style-name="T43">si le nombre de pages n'est pas positif.</text:span></text:p>
      <text:p text:style-name="P42">Les autres cas de levée de l'exception sont testés dans <text:span text:style-name="T37">addMember</text:span><text:span text:style-name="T38">.</text:span></text:p>
      <text:p text:style-name="P35"/>
      <text:p text:style-name="P36"><text:span text:style-name="T43">Les 2 cas de levée de l'exception </text:span><text:span text:style-name="T29">NotMember</text:span><text:span text:style-name="T43"> par la méthode </text:span><text:span text:style-name="T28">addItemBook</text:span><text:span text:style-name="T43"> prévus dans l'API sont :</text:span></text:p>
      <text:p text:style-name="P36">- <text:span text:style-name="T43">si le pseudo n'est pas celui d'un membre.</text:span></text:p>
      <text:p text:style-name="P36">- <text:span text:style-name="T44">si le pseudo et le password ne correspondent pas.</text:span></text:p>
      <text:p text:style-name="P34"/>
      <text:p text:style-name="P24"/>
      <text:p text:style-name="P24"/>
      <text:p text:style-name="P24">Description (scénario) :</text:p>
      <text:list xml:id="list115123886285520" text:continue-list="list1254938803931187456" text:style-name="L2">
        <text:list-item text:start-value="1">
          <text:p text:style-name="P52"><text:span text:style-name="T3">Instanciation d'un </text:span><text:span text:style-name="T35">SocialNetwork</text:span><text:span text:style-name="T3">.</text:span></text:p>
        </text:list-item>
        <text:list-item>
          <text:p text:style-name="P59"><text:span text:style-name="T3">U</text:span><text:span text:style-name="T2">tilisation de </text:span><text:span text:style-name="T35">addMember</text:span><text:span text:style-name="T2"> testé</text:span><text:span text:style-name="T5">e</text:span><text:span text:style-name="T2"> </text:span><text:span text:style-name="T4">précédemment</text:span><text:span text:style-name="T2"> pour l'ajout d'un membre avec des paramètres d'entrée</text:span><text:span text:style-name="T4">s</text:span><text:span text:style-name="T2"> corrects.</text:span></text:p>
        </text:list-item>
        <text:list-item>
          <text:p text:style-name="P57"><text:span text:style-name="T2">Utilisation de </text:span><text:span text:style-name="T35">addItemBook</text:span><text:span text:style-name="T2"> pour l'ajout d'un livre </text:span><text:span text:style-name="T6">avec un titre non instancié</text:span><text:span text:style-name="T2">.</text:span></text:p>
        </text:list-item>
        <text:list-item>
          <text:p text:style-name="P62"><text:span text:style-name="T2">Utilisation de </text:span><text:span text:style-name="T35">addItemBook</text:span><text:span text:style-name="T2"> pour l'ajout d'un livre </text:span><text:span text:style-name="T6">avec un titre composé uniquement d'espaces.</text:span></text:p>
        </text:list-item>
        <text:list-item>
          <text:p text:style-name="P66"><text:span text:style-name="T8">Utilisation</text:span><text:span text:style-name="T2"> de </text:span><text:span text:style-name="T35">addItemBook</text:span><text:span text:style-name="T2"> pour l'ajout d'un livre </text:span><text:span text:style-name="T7">avec genre non instancié.</text:span></text:p>
        </text:list-item>
        <text:list-item>
          <text:p text:style-name="P66"><text:span text:style-name="T2">Utilisation de </text:span><text:span text:style-name="T35">addItemBook</text:span><text:span text:style-name="T2"> pour l'ajout d'un livre </text:span><text:span text:style-name="T7">avec un auteur non instancié.</text:span></text:p>
        </text:list-item>
        <text:list-item>
          <text:p text:style-name="P59"><text:span text:style-name="T2">Ut</text:span><text:span text:style-name="T4">ilisation de </text:span><text:span text:style-name="T35">addItemBook</text:span><text:span text:style-name="T4"> pour l'ajout d'un livre avec </text:span><text:span text:style-name="T7">un nombre de pages négatif.</text:span></text:p>
        </text:list-item>
        <text:list-item>
          <text:p text:style-name="P52"><text:span text:style-name="T4">Utilisation de </text:span><text:span text:style-name="T35">addItemBook</text:span><text:span text:style-name="T4"> pour l'ajout d'un livre avec </text:span><text:span text:style-name="T7">un pseudo qui n'est pas celui d'un membre.</text:span></text:p>
        </text:list-item>
        <text:list-item>
          <text:p text:style-name="P53"><text:span text:style-name="T4">Utilisation de </text:span><text:span text:style-name="T35">addItemBook</text:span><text:span text:style-name="T4"> pour l'ajout d'un livre avec </text:span><text:span text:style-name="T7">un password qui ne correspond au pseudo.</text:span></text:p>
        </text:list-item>
      </text:list>
      <text:p text:style-name="P24"/>
      <text:p text:style-name="P24"/>
      <text:p text:style-name="P24">Résultats attendus :</text:p>
      <text:p text:style-name="P44">Dans les cas 3 à 7 (inclus), l'exception <text:span text:style-name="T27">BadEntry</text:span> doit être levée. Après la levée de l'exception, <text:span text:style-name="T46">le nombre de livres ne doit pas avoir changé.</text:span></text:p>
      <text:p text:style-name="P46"><text:span text:style-name="T45">Dans les cas 8 à 9, l'exception </text:span><text:span text:style-name="T30">NotMember</text:span><text:span text:style-name="T45"> doit être levée. Après la levée de l'exception, le nombre de livres ne doit pas avoir changé.</text:span></text:p>
      <text:p text:style-name="P24"/>
      <text:p text:style-name="P24"/>
      <text:p text:style-name="P24">Résultats observés :</text:p>
      <text:p text:style-name="P24"/>
      <text:p text:style-name="P24"/>
      <text:p text:style-name="P24"/>
      <text:p text:style-name="P24"/>
      <text:p text:style-name="P24"/>
      <text:p text:style-name="P69"/>
      <text:p text:style-name="P69"/>
      <text:p text:style-name="P72">Conclusion :</text:p>
      <text:p text:style-name="P75">Fiche de test N°<text:span text:style-name="T41">5</text:span> <text:s text:c="3"/></text:p>
      <text:p text:style-name="Title"/>
      <text:p text:style-name="P24">Objectif du test :</text:p>
      <text:p text:style-name="P29">Tester la méthode <text:span text:style-name="T31">reviewItemBook</text:span> dans le cas nominal.</text:p>
      <text:p text:style-name="P22"/>
      <text:p text:style-name="P29"><text:span text:style-name="T33">But principal :</text:span> vérification de l'ajout d<text:span text:style-name="T47">e l'avis</text:span> après utilisation de <text:span text:style-name="T47">review</text:span><text:span text:style-name="T25">ItemBook</text:span> avec des paramètres d'entrées corrects.</text:p>
      <text:p text:style-name="P24"/>
      <text:p text:style-name="P24"/>
      <text:p text:style-name="P24">Description (scénario) :</text:p>
      <text:list xml:id="list115124256109083" text:continue-list="list115123886285520" text:style-name="L2">
        <text:list-item text:start-value="1">
          <text:p text:style-name="P52"><text:span text:style-name="T3">Instanciation d'un </text:span><text:span text:style-name="T35">SocialNetwork</text:span><text:span text:style-name="T3">.</text:span></text:p>
        </text:list-item>
        <text:list-item>
          <text:p text:style-name="P59"><text:span text:style-name="T3">U</text:span><text:span text:style-name="T2">tilisation de </text:span><text:span text:style-name="T35">addMember</text:span><text:span text:style-name="T2"> testé</text:span><text:span text:style-name="T5">e</text:span><text:span text:style-name="T2"> </text:span><text:span text:style-name="T4">précédemment</text:span><text:span text:style-name="T2"> pour l'ajout d'un membre avec des paramètres d'entrée</text:span><text:span text:style-name="T4">s</text:span><text:span text:style-name="T2"> corrects.</text:span></text:p>
        </text:list-item>
        <text:list-item>
          <text:p text:style-name="P70"><text:span text:style-name="T2">Utilisation de </text:span><text:span text:style-name="T35">addItemBook</text:span><text:span text:style-name="T3"> </text:span><text:span text:style-name="T2">testée précédemment </text:span><text:span text:style-name="T3">pour l'ajout d'un </text:span><text:span text:style-name="T10">livre</text:span><text:span text:style-name="T3"> avec </text:span><text:span text:style-name="T9">des</text:span><text:span text:style-name="T3"> paramètres d'entrée</text:span><text:span text:style-name="T5">s</text:span><text:span text:style-name="T3"> corrects.</text:span></text:p>
        </text:list-item>
        <text:list-item>
          <text:p text:style-name="P52"><text:span text:style-name="T3">Utilisation de </text:span><text:span text:style-name="T35">reviewItemBook</text:span><text:span text:style-name="T3"> pour l'ajout d'un avis avec paramètres d'entrée</text:span><text:span text:style-name="T5">s</text:span><text:span text:style-name="T3"> corrects.</text:span></text:p>
        </text:list-item>
      </text:list>
      <text:p text:style-name="P24"/>
      <text:p text:style-name="P24"/>
      <text:p text:style-name="P24">Résultats attendus :</text:p>
      <text:p text:style-name="P41"><text:span text:style-name="T23">L'ajout d'un avis avec des paramètres corrects (cas 4) ne doit pas lever d'exception. La note moyenne renvoyée doit être égale à la note ajoutée.</text:span></text:p>
      <text:p text:style-name="P24"/>
      <text:p text:style-name="P24"/>
      <text:p text:style-name="P24"/>
      <text:p text:style-name="P24">Résultats observés :</text:p>
      <text:p text:style-name="P24"/>
      <text:p text:style-name="P24"/>
      <text:p text:style-name="P24"/>
      <text:p text:style-name="P24"/>
      <text:p text:style-name="P24"/>
      <text:p text:style-name="P69"/>
      <text:p text:style-name="P69"/>
      <text:p text:style-name="P72">Conclusion :</text:p>
      <text:p text:style-name="P76">Fiche de test N°<text:span text:style-name="T48">6</text:span> <text:s text:c="3"/></text:p>
      <text:p text:style-name="Title"/>
      <text:p text:style-name="P25">Objectif du test :</text:p>
      <text:p text:style-name="P31">Tester la méthode <text:span text:style-name="T31">reviewItemBook</text:span> <text:span text:style-name="T48">sur les cas d'anomalie</text:span>.</text:p>
      <text:p text:style-name="P23"/>
      <text:p text:style-name="P31"><text:span text:style-name="T33">But principal :</text:span> <text:span text:style-name="T49">vérification de la levée des exceptions </text:span><text:span text:style-name="T32">BadEntry, N</text:span><text:span text:style-name="T31">otItem, </text:span><text:span text:style-name="T32">NotMember</text:span><text:span text:style-name="T22"> par la méthode review</text:span><text:span text:style-name="T37">ItemBook</text:span><text:span text:style-name="T22"> par tous les cas prévus dans l'API.</text:span></text:p>
      <text:p text:style-name="P32"/>
      <text:p text:style-name="P38"><text:span text:style-name="T34">Rappel</text:span><text:span text:style-name="T33"> :</text:span></text:p>
      <text:p text:style-name="P38"><text:span text:style-name="T43">Les 4 cas de levée de l'exception </text:span><text:span text:style-name="T27">BadEntry</text:span><text:span text:style-name="T43"> par la méthode review</text:span><text:span text:style-name="T28">ItemBook</text:span><text:span text:style-name="T43"> prévus dans l'API sont :</text:span></text:p>
      <text:p text:style-name="P38">- <text:span text:style-name="T43">si la note n'est pas comprise dans [0.0,5.0].</text:span></text:p>
      <text:p text:style-name="P38">- <text:span text:style-name="T43">si le commentaire n'est pas instancié.</text:span></text:p>
      <text:p text:style-name="P43">Les autres cas de levée de l'exception sont testés dans <text:span text:style-name="T37">addMember</text:span><text:span text:style-name="T40"> et </text:span><text:span text:style-name="T39">addItemBook</text:span><text:span text:style-name="T38">.</text:span></text:p>
      <text:p text:style-name="P38"/>
      <text:p text:style-name="P38"><text:span text:style-name="T43">Le cas de levée de l'exception </text:span><text:span text:style-name="T29">Not</text:span><text:span text:style-name="T32">Item</text:span><text:span text:style-name="T43"> par la méthode review</text:span><text:span text:style-name="T28">ItemBook</text:span><text:span text:style-name="T43"> prévus dans l'API est :</text:span></text:p>
      <text:p text:style-name="P38">- <text:span text:style-name="T43">si le titre n'est pas celui d'un livre.</text:span></text:p>
      <text:p text:style-name="P38"/>
      <text:p text:style-name="P38"><text:span text:style-name="T43">Les 2 cas de levée de l'exception </text:span><text:span text:style-name="T29">NotMember</text:span><text:span text:style-name="T43"> par la méthode review</text:span><text:span text:style-name="T28">ItemBook</text:span><text:span text:style-name="T43"> prévus dans l'API sont :</text:span></text:p>
      <text:p text:style-name="P38">- <text:span text:style-name="T43">si le pseudo n'est pas celui d'un membre.</text:span></text:p>
      <text:p text:style-name="P38">- <text:span text:style-name="T44">si le pseudo et le password ne correspondent pas.</text:span></text:p>
      <text:p text:style-name="P37"/>
      <text:p text:style-name="P7"/>
      <text:p text:style-name="P26">Description (scénario) :</text:p>
      <text:list xml:id="list115122731016217" text:continue-list="list115124256109083" text:style-name="L2">
        <text:list-item text:start-value="1">
          <text:p text:style-name="P54"><text:span text:style-name="T3">Instanciation d'un </text:span><text:span text:style-name="T35">SocialNetwork</text:span><text:span text:style-name="T3">.</text:span></text:p>
        </text:list-item>
        <text:list-item>
          <text:p text:style-name="P60"><text:span text:style-name="T3">U</text:span><text:span text:style-name="T2">tilisation de </text:span><text:span text:style-name="T35">addMember</text:span><text:span text:style-name="T2"> testé</text:span><text:span text:style-name="T5">e</text:span><text:span text:style-name="T2"> </text:span><text:span text:style-name="T4">précédemment</text:span><text:span text:style-name="T2"> pour l'ajout d'un membre avec des paramètres d'entrée</text:span><text:span text:style-name="T4">s</text:span><text:span text:style-name="T2"> corrects.</text:span></text:p>
        </text:list-item>
        <text:list-item>
          <text:p text:style-name="P71">Utilisation de <text:span text:style-name="T35">addItemBook</text:span> testée précédemment pour l'ajout d'un livre avec des paramètres d'entrées corrects.</text:p>
        </text:list-item>
        <text:list-item>
          <text:p text:style-name="P63"><text:span text:style-name="T2">Utilisation de </text:span><text:span text:style-name="T35">reviewItemBook</text:span><text:span text:style-name="T2"> pour l'ajout d'un </text:span><text:span text:style-name="T11">avis</text:span><text:span text:style-name="T2"> </text:span><text:span text:style-name="T6">avec un</text:span><text:span text:style-name="T12">e note négative</text:span><text:span text:style-name="T6">.</text:span></text:p>
        </text:list-item>
        <text:list-item>
          <text:p text:style-name="P64"><text:span text:style-name="T6">Utilisation de </text:span><text:span text:style-name="T35">reviewItemBook</text:span><text:span text:style-name="T6"> pour l'ajout d'un </text:span><text:span text:style-name="T11">avis</text:span><text:span text:style-name="T6"> avec un</text:span><text:span text:style-name="T12">e note supérieur à 5.0</text:span><text:span text:style-name="T6">.</text:span></text:p>
        </text:list-item>
        <text:list-item>
          <text:p text:style-name="P67"><text:span text:style-name="T8">Utilisation</text:span><text:span text:style-name="T2"> de </text:span><text:span text:style-name="T36">review</text:span><text:span text:style-name="T35">ItemBook</text:span><text:span text:style-name="T2"> pour l'ajout d'un </text:span><text:span text:style-name="T13">avis</text:span><text:span text:style-name="T2"> </text:span><text:span text:style-name="T7">avec </text:span><text:span text:style-name="T13">un commentaire non instancié</text:span><text:span text:style-name="T7">.</text:span></text:p>
        </text:list-item>
        <text:list-item>
          <text:p text:style-name="P68"><text:span text:style-name="T2">Utilisation de </text:span><text:span text:style-name="T36">review</text:span><text:span text:style-name="T35">ItemBook</text:span><text:span text:style-name="T2"> pour l'ajout d'un </text:span><text:span text:style-name="T13">avis</text:span><text:span text:style-name="T2"> </text:span><text:span text:style-name="T7">avec un </text:span><text:span text:style-name="T13">livre (titre) non existant</text:span><text:span text:style-name="T7">.</text:span></text:p>
        </text:list-item>
        <text:list-item>
          <text:p text:style-name="P55"><text:span text:style-name="T4">Utilisation de </text:span><text:span text:style-name="T36">review</text:span><text:span text:style-name="T35">ItemBook</text:span><text:span text:style-name="T4"> pour l'ajout d'un </text:span><text:span text:style-name="T13">avis</text:span><text:span text:style-name="T4"> avec </text:span><text:span text:style-name="T7">un pseudo qui n'est pas celui d'un membre.</text:span></text:p>
        </text:list-item>
        <text:list-item>
          <text:p text:style-name="P55"><text:span text:style-name="T4">Utilisation de </text:span><text:span text:style-name="T36">review</text:span><text:span text:style-name="T35">ItemBook</text:span><text:span text:style-name="T4"> pour l'ajout d'un </text:span><text:span text:style-name="T13">avis</text:span><text:span text:style-name="T4"> avec </text:span><text:span text:style-name="T7">un password qui ne correspond au pseudo.</text:span></text:p>
        </text:list-item>
      </text:list>
      <text:p text:style-name="P26"/>
      <text:p text:style-name="P26"/>
      <text:p text:style-name="P26">Résultats attendus :</text:p>
      <text:p text:style-name="P45">Dans les cas <text:span text:style-name="T50">4 à 6</text:span> (inclus), l'exception <text:span text:style-name="T27">BadEntry</text:span> doit être levée.</text:p>
      <text:p text:style-name="P48">Dans le cas 7, l'exception <text:span text:style-name="T29">Not</text:span><text:span text:style-name="T32">Item</text:span> doit être levée.</text:p>
      <text:p text:style-name="P49"><text:span text:style-name="T45">Dans les cas 8 à 9, l'exception </text:span><text:span text:style-name="T30">NotMember</text:span><text:span text:style-name="T45"> doit être levée.</text:span></text:p>
      <text:p text:style-name="P49"/>
      <text:p text:style-name="P49"><text:span text:style-name="T45">Après la levée des exceptions, la note moyenne du livre ne doit pas avoir changé.</text:span></text:p>
      <text:p text:style-name="P4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Heading_20_5">Conclusion :</text:p>
      <text:p text:style-name="P77">Fiche de test N° <text:s text:c="3"/></text:p>
      <text:p text:style-name="Title"/>
      <text:p text:style-name="P7">Objectif du test :</text:p>
      <text:p text:style-name="P7"/>
      <text:p text:style-name="P7"/>
      <text:p text:style-name="P7"/>
      <text:p text:style-name="P7"/>
      <text:p text:style-name="P7">Description(scénario) 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Heading_20_5">Conclusion :</text:p>
      <text:p text:style-name="P78">Fiche de test N° <text:s text:c="3"/></text:p>
      <text:p text:style-name="Title"/>
      <text:p text:style-name="P7">Objectif du test :</text:p>
      <text:p text:style-name="P7"/>
      <text:p text:style-name="P7"/>
      <text:p text:style-name="P7"/>
      <text:p text:style-name="P7"/>
      <text:p text:style-name="P7">Description(scénario) 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Heading_20_5">Conclusion :</text:p>
      <text:p text:style-name="P79">Fiche de test N° <text:s text:c="3"/></text:p>
      <text:p text:style-name="Title"/>
      <text:p text:style-name="P7">Objectif du test :</text:p>
      <text:p text:style-name="P7"/>
      <text:p text:style-name="P7"/>
      <text:p text:style-name="P7"/>
      <text:p text:style-name="P7"/>
      <text:p text:style-name="P7">Description(scénario) 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Heading_20_5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499cm" fo:margin-bottom="0cm" style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423cm" fo:margin-bottom="0cm" style:contextual-spacing="false" fo:padding-left="0cm" fo:padding-right="0cm" fo:padding-top="0.035cm" fo:padding-bottom="0cm" fo:border-left="none" fo:border-right="none" fo:border-top="0.06pt solid #000000" fo:border-bottom="none"/>
      <style:text-properties style:font-name="Times1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cm" fo:padding-right="0cm" fo:padding-top="0cm" fo:padding-bottom="0.035cm" fo:border-left="none" fo:border-right="none" fo:border-top="none" fo:border-bottom="0.06pt solid #000000"/>
      <style:text-properties style:font-name="Times New Roman1" fo:font-family="'Times New Roman'" style:font-style-name="Normal" style:font-family-generic="roman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22cm" fo:margin-bottom="0cm" style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style:font-weight-asian="normal"/>
    </style:style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0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76" text:date-value="2015-04-17T11:51:22.228667149">17 avril 2015</text:date></text:p>
      </style:header>
      <style:footer>
        <text:p text:style-name="MP3"><text:span text:style-name="MT1">Télécom Bretagne</text:span><text:tab/><text:span text:style-name="MT2"><text:page-number text:select-page="current">3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2" style:display-name="Conversion 2" style:page-layout-name="Mpm1">
      <style:footer>
        <text:p text:style-name="MP3"><text:span text:style-name="MT1">Télécom Bretagne</text:span><text:tab/><text:span text:style-name="MT2"><text:page-number text:select-page="current">5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3"><text:span text:style-name="MT1">Télécom Bretagne</text:span><text:tab/><text:span text:style-name="MT2"><text:page-number text:select-page="current">6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3"><text:span text:style-name="MT1">Télécom Bretagne</text:span><text:tab/><text:span text:style-name="MT2"><text:page-number text:select-page="current">7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3"><text:span text:style-name="MT1">Télécom Bretagne</text:span><text:tab/><text:span text:style-name="MT2"><text:page-number text:select-page="current">8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3"><text:span text:style-name="MT1">Télécom Bretagne</text:span><text:tab/><text:span text:style-name="MT2"><text:page-number text:select-page="current">9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3"><text:span text:style-name="MT1">Télécom Bretagne</text:span><text:tab/><text:span text:style-name="MT2"><text:page-number text:select-page="current">10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Fiche de Remarques</dc:title>
    <meta:initial-creator>WISCHNEWSKI</meta:initial-creator>
    <meta:creation-date>2005-01-28T16:31:00</meta:creation-date>
    <dc:date>2015-04-17T11:51:22.181289405</dc:date>
    <meta:print-date>2004-03-31T15:12:00</meta:print-date>
    <dc:language>fr-FR</dc:language>
    <meta:editing-cycles>58</meta:editing-cycles>
    <meta:editing-duration>PT2H51M24S</meta:editing-duration>
    <meta:document-statistic meta:table-count="4" meta:image-count="0" meta:object-count="0" meta:page-count="10" meta:paragraph-count="164" meta:word-count="1339" meta:character-count="8287" meta:non-whitespace-character-count="7097"/>
    <meta:user-defined meta:name="Info 1"/>
    <meta:user-defined meta:name="Info 2"/>
    <meta:user-defined meta:name="Info 3"/>
    <meta:user-defined meta:name="Info 4"/>
  </office:meta>
</office:document-meta>
</file>